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fo:wrap-option="wrap"/>
    </style:style>
    <style:style style:name="ce2" style:family="table-cell" style:parent-style-name="Entrada" style:data-style-name="N0">
      <style:table-cell-properties fo:border="thin solid #7F7F7F" style:vertical-align="middle" fo:wrap-option="wrap" fo:background-color="#FFCC99"/>
      <style:text-properties fo:color="#3F3F76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10.5833333333333cm"/>
    </style:style>
    <style:style style:name="co6" style:family="table-column">
      <style:table-column-properties fo:break-before="auto" style:column-width="5.34458333333333cm" style:use-optimal-column-width="true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15.24cm"/>
    </style:style>
    <style:style style:name="co9" style:family="table-column">
      <style:table-column-properties fo:break-before="auto" style:column-width="4.23333333333333cm"/>
    </style:style>
    <style:style style:name="co10" style:family="table-column">
      <style:table-column-properties fo:break-before="auto" style:column-width="5.08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60pt" style:use-optimal-row-height="true" fo:break-before="auto"/>
    </style:style>
    <style:style style:name="ro8" style:family="table-row">
      <style:table-row-properties style:row-height="105pt" style:use-optimal-row-height="true" fo:break-before="auto"/>
    </style:style>
    <style:style style:name="ro9" style:family="table-row">
      <style:table-row-properties style:row-height="135pt" style:use-optimal-row-height="true" fo:break-before="auto"/>
    </style:style>
    <style:style style:name="ro10" style:family="table-row">
      <style:table-row-properties style:row-height="150pt" style:use-optimal-row-height="true" fo:break-before="auto"/>
    </style:style>
    <style:style style:name="ro11" style:family="table-row">
      <style:table-row-properties style:row-height="165pt" style:use-optimal-row-height="true" fo:break-before="auto"/>
    </style:style>
    <style:style style:name="ro12" style:family="table-row">
      <style:table-row-properties style:row-height="120pt" style:use-optimal-row-height="true" fo:break-before="auto"/>
    </style:style>
    <style:style style:name="ro13" style:family="table-row">
      <style:table-row-properties style:row-height="180pt" style:use-optimal-row-height="true" fo:break-before="auto"/>
    </style:style>
    <style:style style:name="ro14" style:family="table-row">
      <style:table-row-properties style:row-height="1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ESPD Type</text:p>
          </table:table-cell>
          <table:table-cell office:value-type="string" table:style-name="ce2">
            <text:p>BR ID</text:p>
          </table:table-cell>
          <table:table-cell office:value-type="string" table:style-name="ce2">
            <text:p>SEVERITY</text:p>
          </table:table-cell>
          <table:table-cell office:value-type="string" table:style-name="ce2">
            <text:p>MESSAGE</text:p>
          </table:table-cell>
          <table:table-cell office:value-type="string" table:style-name="ce2">
            <text:p>SCHEMATRON PRECONDITIONS</text:p>
          </table:table-cell>
          <table:table-cell office:value-type="string" table:style-name="ce2">
            <text:p>SCHEMATRON RULE CONTEXT</text:p>
          </table:table-cell>
          <table:table-cell office:value-type="string" table:style-name="ce2">
            <text:p>SCHEMATRON ASSERT TEST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SCH FILE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COM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/cac:AdditionalDocumentReference/cbc:DocumentTypeCode is 'TED_CN'</text:p>
            <text:p>Then /cac:AdditionalDocumentReference/cbc:ID must follow the pattern YYYY/S DDD-DDDDD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AdditionalDocumentReference</text:p>
          </table:table-cell>
          <table:table-cell office:value-type="string" table:style-name="ce1">
            <text:p>(count(cbc:ID)=0) or not(cbc:DocumentTypeCode/text() = 'TED_CN') or ((count(cbc:ID))=1 and fn:matches(normalize-space(cbc:ID/text()), '^[0-9]{4}/S [0-9]{3}\-[0-9]{6}$')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Other BR.sch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COM-10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If /cac:AdditionalDocumentReference/cbc:DocumentTypeCode is 'TED_CN'</text:p>
            <text:p>Then</text:p>
            <text:p>/cac:AdditionalReferenceDocument/cac:Attachment/cac:ExternalReference/cbc:Description multiplicity is tw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AdditionalDocumentReference</text:p>
          </table:table-cell>
          <table:table-cell office:value-type="string" table:style-name="ce1">
            <text:p>(cbc:DocumentTypeCode/text() = 'TED_CN') and (count(cac:Attachment/cac:ExternalReference/cbc:Description) = 2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Oth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COM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AdditionalDocumentReference/cbc:DocumentTypeCode is mandato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AdditionalDocumentReference</text:p>
          </table:table-cell>
          <table:table-cell office:value-type="string" table:style-name="ce1">
            <text:p>(cbc:DocumentType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Other BR.sch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REQ-20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Only one /cac:ContractingParty is expected</text:p>
          </table:table-cell>
          <table:table-cell table:style-name="ce1"/>
          <table:table-cell office:value-type="string" table:style-name="ce1">
            <text:p>root</text:p>
          </table:table-cell>
          <table:table-cell office:value-type="string" table:style-name="ce1">
            <text:p>count(cac:ContractingParty) = 1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q Procur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REQ-2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ContractingParty/cac:Party /cac:PartyName/cbc:Name[1] is mandatory</text:p>
          </table:table-cell>
          <table:table-cell table:style-name="ce1"/>
          <table:table-cell office:value-type="string" table:style-name="ce1">
            <text:p>cac:ContractingParty/cac:Party</text:p>
          </table:table-cell>
          <table:table-cell office:value-type="string" table:style-name="ce1">
            <text:p>(cac:PartyName/cbc:Nam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q Procur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REQ-2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ContractingParty/cac:Party/cac:PostalAddress/cac:Country/cbc:IdentificationCode is mandatory</text:p>
          </table:table-cell>
          <table:table-cell table:style-name="ce1"/>
          <table:table-cell office:value-type="string" table:style-name="ce1">
            <text:p>cac:ContractingParty/cac:Party</text:p>
          </table:table-cell>
          <table:table-cell office:value-type="string" table:style-name="ce1">
            <text:p>(cac:PostalAddress/cac:Country/cbc:Identification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q Procurer BR.sch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REQ-20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If at least one element: /cac:ContractingParty/cac:Party/cac:PartyIdentification/cbc:ID is not present, there is a warning</text:p>
          </table:table-cell>
          <table:table-cell table:style-name="ce1"/>
          <table:table-cell office:value-type="string" table:style-name="ce1">
            <text:p>cac:ContractingParty/cac:Party</text:p>
          </table:table-cell>
          <table:table-cell office:value-type="string" table:style-name="ce1">
            <text:p>count(cac:PartyIdentification/cbc:ID) = 1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q Procur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REQ-2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ContractingParty/cac:Party/cac:ServiceProviderParty/cac:Party/cac:PartyIdentification/cbc:ID is mandatory</text:p>
          </table:table-cell>
          <table:table-cell table:style-name="ce1"/>
          <table:table-cell office:value-type="string" table:style-name="ce1">
            <text:p>cac:ServiceProviderParty/cac:Party</text:p>
          </table:table-cell>
          <table:table-cell office:value-type="string" table:style-name="ce1">
            <text:p>(cac:PartyIdentification/cbc: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q Procur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REQ-2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ContractingParty/cac:Party/cac:ServiceProviderParty/cac:Party/cac:PartyName/cbc:Name is mandatory</text:p>
          </table:table-cell>
          <table:table-cell table:style-name="ce1"/>
          <table:table-cell office:value-type="string" table:style-name="ce1">
            <text:p>cac:ServiceProviderParty/cac:Party</text:p>
          </table:table-cell>
          <table:table-cell office:value-type="string" table:style-name="ce1">
            <text:p>(cac:PartyName/cbc:Nam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q Procurer BR.sch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REQ-2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ContractingParty/cac:Party/cac:ServiceProviderParty/cac:Party/cac:PostalAddress/cac:Country/cbc:IdentificationCode is mandatory</text:p>
          </table:table-cell>
          <table:table-cell table:style-name="ce1"/>
          <table:table-cell office:value-type="string" table:style-name="ce1">
            <text:p>cac:ServiceProviderParty/cac:Party</text:p>
          </table:table-cell>
          <table:table-cell office:value-type="string" table:style-name="ce1">
            <text:p>(cac:PostalAddress/cac:Country/cbc:Identification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q Procurer BR.sch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REG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following element is mandatory: /cac:ProcurementProjec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ac:ProcurementProject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q Oth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REG-10 / BR-RESP-8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following element is mandatory: /cac:ProcurementProject/cbc:Nam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ProcurementProject</text:p>
          </table:table-cell>
          <table:table-cell office:value-type="string" table:style-name="ce1">
            <text:p>(cbc:Nam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Oth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REG-10 / BR-RESP-80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The following element is mandatory: /cac:ProcurementProject/cbc:Descripti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ProcurementProject</text:p>
          </table:table-cell>
          <table:table-cell office:value-type="string" table:style-name="ce1">
            <text:p>(cbc:Description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Oth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Qualifying party is mandatory:</text:p>
            <text:p>/cac:EconomicOperatorParty/cac:QualifyingPart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EconomicOperatorParty</text:p>
          </table:table-cell>
          <table:table-cell office:value-type="string" table:style-name="ce1">
            <text:p>(cac:QualifyingParty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Economic operator role is mandatory:</text:p>
            <text:p>/cac:EconomicOperatorParty/cac:EconomicOperatorRol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EconomicOperatorParty</text:p>
          </table:table-cell>
          <table:table-cell office:value-type="string" table:style-name="ce1">
            <text:p>(cac:EconomicOperatorRol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Economic operator role is mandatory:</text:p>
            <text:p>/cac:EconomicOperatorParty/cac:EconomicOperatorRole/cbc:Role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EconomicOperatorParty</text:p>
          </table:table-cell>
          <table:table-cell office:value-type="string" table:style-name="ce1">
            <text:p>(cac:EconomicOperatorRole/cbc:Role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Compulsory use of the element: /cac:PartyIdentification/cbc: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EconomicOperatorParty/cac:Party</text:p>
          </table:table-cell>
          <table:table-cell office:value-type="string" table:style-name="ce1">
            <text:p>(cac:PartyIdentification/cbc: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Compulsory use of the element: /cac:PartyName/cbc:Nam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EconomicOperatorParty/cac:Party</text:p>
          </table:table-cell>
          <table:table-cell office:value-type="string" table:style-name="ce1">
            <text:p>(cac:PartyName/cbc:Nam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Compulsory use of the element: /cbc:IndustryClassification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EconomicOperatorParty/cac:Party</text:p>
          </table:table-cell>
          <table:table-cell office:value-type="string" table:style-name="ce1">
            <text:p>(cbc:IndustryClassification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Country of the contracting body is mandatory: /cac:EconomicOperatorParty/cac:Party/cac:PostalAddress/cac:Country/cbc:Identification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EconomicOperatorParty/cac:Party</text:p>
          </table:table-cell>
          <table:table-cell office:value-type="string" table:style-name="ce1">
            <text:p>(cac:PostalAddress/cac:Country/cbc:Identification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Compulsory use of the attribute schemeID: /cbc:EndpointID/@scheme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ServiceProviderParty/cac:Party</text:p>
          </table:table-cell>
          <table:table-cell office:value-type="string" table:style-name="ce1">
            <text:p>(cbc:EndpointID/@scheme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name of the service provided is mandatory:</text:p>
            <text:p>/cac:PartyName/cbc:Nam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ServiceProviderParty/cac:Party</text:p>
          </table:table-cell>
          <table:table-cell office:value-type="string" table:style-name="ce1">
            <text:p>(cac:PartyName/cbc:Nam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country of the service provided is mandatory:</text:p>
            <text:p>/cac:PostalAddress/cac:Country /cbc:Identification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ServiceProviderParty/cac:Party</text:p>
          </table:table-cell>
          <table:table-cell office:value-type="string" table:style-name="ce1">
            <text:p>(cac:PostalAddress/cac:Country/cbc:Identification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identifier of the service provided is mandatory:</text:p>
            <text:p>/cac:PartyIdentification/cbc: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ServiceProviderParty/cac:Party</text:p>
          </table:table-cell>
          <table:table-cell office:value-type="string" table:style-name="ce1">
            <text:p>(cac:PartyIdentification/cbc: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7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2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EconomicOperatorParty/cac:Party/cac:PowerOfAttorney is an optional element. If it is used, the following sub-elements are mandatory:</text:p>
            <text:p>/cac:AgentParty/cac:Person/cbc:FirstNam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PowerOfAttorney/cac:AgentParty/cac:Person</text:p>
          </table:table-cell>
          <table:table-cell office:value-type="string" table:style-name="ce1">
            <text:p>(cbc:FirstNam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7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2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EconomicOperatorParty/cac:Party/cac:PowerOfAttorney is an optional element. If it is used, the following sub-elements are mandatory:</text:p>
            <text:p>/cac:AgentParty/cac:Person/cbc:FamilyNam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PowerOfAttorney/cac:AgentParty/cac:Person</text:p>
          </table:table-cell>
          <table:table-cell office:value-type="string" table:style-name="ce1">
            <text:p>(cbc:FamilyNam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2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EconomicOperatorParty/cac:Party/cac:PowerOfAttorney is an optional element. If it is used, the following sub-elements are mandatory:</text:p>
            <text:p>/cac:AgentParty/cac:Person/cac:ResidenceAddress/cac:Country /cbc:Identification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PowerOfAttorney/cac:AgentParty/cac:Person</text:p>
          </table:table-cell>
          <table:table-cell office:value-type="string" table:style-name="ce1">
            <text:p>(cac:ResidenceAddress/cac:Country/cbc:Identification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EO BR.sch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Response/cbc:ValidatedCriterionPropertyID must match one of the IDs within <text:s/>/cac:TenderingCriterionProperty/cbc: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((cbc:ValidatedCriterionPropertyID) and (count(key('CriterionProperty', cbc:ValidatedCriterionPropertyID))=1)) or not(cbc:ValidatedCriterionProperty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7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Response/cac:EvidenceSupplied/cbc:ID must match one of the IDs within /cac:Evidence/cbc: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EvidenceID" match="cac:Evidence/cbc:ID" use="."/&gt;</text:p>
            <text:p/>
            <text:p>((cac:EvidenceSupplied) and (count(key('EvidenceID', cac:EvidenceSupplied/cbc:ID)) = 1)) or not(cac:EvidenceSupplie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A cross-reference ('/cbc:ValidatedCriterionPropertyID') to the criterion property is mandato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(cbc:ValidatedCriterionProperty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4">
            <text:p>One and only one response element ('/cac:ResponseValue', 'cac:ApplicablePeriod' or 'cac:EvidenceSupplied') per criterion response is mandatory.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(count(cac:ResponseValue) + count(cac:ApplicablePeriod) + count(cac:EvidenceSupplied))=1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Only one sub-element within /cac:TenderingCriterionResponse/cac:ResponseValue is admitted at the same tim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((cac:ResponseValue) and (count(cac:ResponseValue/child::*) = 2)) or not(cac:ResponseValu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/cac:TenderingCriterionResponse/cac:ResponseValue/cbc:ID should follow UUDI-version 4 structu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ext releas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8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/cac:TenderingCriterionResponse /cbc:ValidatedCriterionPropertyID matches one of the IDs within <text:s/>/cac:TenderingCriterionGroupPropertyGroup /cbc:ID, and its /cbc:PropertyGroupTypeCode = ‘ON*’</text:p>
            <text:p>Then, its /cac: SubsidiaryTenderingCriterionPropertyGroup /cbc:ID must exist within /cac:TenderingCriterionResponse /cbc:ValidatedCriterionProperty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Group</text:p>
          </table:table-cell>
          <table:table-cell office:value-type="string" table:style-name="ce3">
            <text:p>-</text:p>
          </table:table-cell>
          <table:table-cell office:value-type="string" table:style-name="ce4">
            <text:p>Next releas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8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2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/cac:TenderingCriterionResponse /cbc:ValidatedCriterionPropertyID matches one of the IDs within <text:s/>/cac:SubsidiaryTenderingCriterionPropertyGroup /cbc:ID, and its /cbc:PropertyGroupTypeCode = ‘ON*’</text:p>
            <text:p>Then, its /cac: SubsidiaryTenderingCriterionPropertyGroup /cbc:ID must exist within /cac:TenderingCriterionResponse /cbc:ValidatedCriterionProperty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SubsidiaryTenderingCriterionPropertyGroup</text:p>
          </table:table-cell>
          <table:table-cell office:value-type="string" table:style-name="ce3">
            <text:p>-</text:p>
          </table:table-cell>
          <table:table-cell office:value-type="string" table:style-name="ce4">
            <text:p>Next releas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9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3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/cac:TenderingCriterionResponse /cac:ResponseValue /cbc:ResponseIndicator = true <text:s/>and /cac:TenderingCriterionResponse /cbc:ValidatedCriterionPropertyID matches one of the IDs within <text:s/>/cac:TenderingCriterionGroupPropertyGroup /cbc:ID, and its /cbc:PropertyGroupTypeCode = ‘ONTRUE’</text:p>
            <text:p>Then, its /cac: SubsidiaryTenderingCriterionPropertyGroup /cbc:ID must exist within /cac:TenderingCriterionResponse /cbc:ValidatedCriterionProperty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3">
            <text:p>-</text:p>
          </table:table-cell>
          <table:table-cell office:value-type="string" table:style-name="ce4">
            <text:p>Next releas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0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4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/cac:TenderingCriterionResponse /cac:ResponseValue /cbc:ResponseIndicator = true <text:s/>and /cac:TenderingCriterionResponse /cbc:ValidatedCriterionPropertyID matches one of the IDs within <text:s/>/cac:SubsidiaryTenderingCriterionPropertyGroup/cbc:ID, and its /cbc:PropertyGroupTypeCode = ‘ONTRUE’</text:p>
            <text:p>Then, its /cac: SubsidiaryTenderingCriterionPropertyGroup /cbc:ID must exist within /cac:TenderingCriterionResponse /cbc:ValidatedCriterionProperty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</text:p>
          </table:table-cell>
          <table:table-cell office:value-type="string" table:style-name="ce3">
            <text:p>-</text:p>
          </table:table-cell>
          <table:table-cell office:value-type="string" table:style-name="ce4">
            <text:p>Next releas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1">
          <table:table-cell/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/cac:TenderingCriterionResponse /cac:ResponseValue /cbc:ResponseIndicator = true <text:s/>and /cac:TenderingCriterionResponse /cbc:ValidatedCriterionPropertyID matches one of the IDs within <text:s/>/cac:SubsidiaryTenderingCriterionPropertyGroup/cbc:ID, and its /cbc:PropertyGroupTypeCode = ‘ONFALSE’</text:p>
            <text:p>Then, its /cac: SubsidiaryTenderingCriterionPropertyGroup /cbc:ID must NOT exist within /cac:TenderingCriterionResponse /cbc:ValidatedCriterionProperty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</text:p>
          </table:table-cell>
          <table:table-cell office:value-type="string" table:style-name="ce3">
            <text:p>-</text:p>
          </table:table-cell>
          <table:table-cell office:value-type="string" table:style-name="ce4">
            <text:p>Next releas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9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5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/cac:TenderingCriterionResponse /cac:ResponseValue /cbc:ResponseIndicator = false <text:s/>and /cac:TenderingCriterionResponse /cbc:ValidatedCriterionPropertyID matches one of the IDs within <text:s/>/cac:TenderingCriterionGroupPropertyGroup /cbc:ID, and its /cbc:PropertyGroupTypeCode = ‘ONTRUE’</text:p>
            <text:p>Then, its /cac: SubsidiaryTenderingCriterionPropertyGroup /cbc:ID must exist within /cac:TenderingCriterionResponse /cbc:ValidatedCriterionProperty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3">
            <text:p>-</text:p>
          </table:table-cell>
          <table:table-cell office:value-type="string" table:style-name="ce4">
            <text:p>Next releas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0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6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/cac:TenderingCriterionResponse /cac:ResponseValue /cbc:ResponseIndicator = false <text:s/>and /cac:TenderingCriterionResponse /cbc:ValidatedCriterionPropertyID matches one of the IDs within <text:s/>/cac:SubsidiaryTenderingCriterionPropertyGroup/cbc:ID, and its /cbc:PropertyGroupTypeCode = ‘ONFALSE’</text:p>
            <text:p>Then, its /cac: SubsidiaryTenderingCriterionPropertyGroup /cbc:ID must exist within /cac:TenderingCriterionResponse /cbc:ValidatedCriterionProperty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3">
            <text:p>-</text:p>
          </table:table-cell>
          <table:table-cell office:value-type="string" table:style-name="ce4">
            <text:p>Next releas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1">
          <table:table-cell/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/cac:TenderingCriterionResponse /cac:ResponseValue /cbc:ResponseIndicator = true <text:s/>and /cac:TenderingCriterionResponse /cbc:ValidatedCriterionPropertyID matches one of the IDs within <text:s/>/cac:SubsidiaryTenderingCriterionPropertyGroup/cbc:ID, and its /cbc:PropertyGroupTypeCode = ‘ONFALSEs’</text:p>
            <text:p>Then, its /cac: SubsidiaryTenderingCriterionPropertyGroup /cbc:ID must not exist within /cac:TenderingCriterionResponse /cbc:ValidatedCriterionProperty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3">
            <text:p>-</text:p>
          </table:table-cell>
          <table:table-cell office:value-type="string" table:style-name="ce4">
            <text:p>Next releas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AMOUNT') and (cac:ResponseValue/cbc:ResponseAmount) ) or not($currentDataType = 'AMOUNT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CODE') and (cac:ResponseValue/cbc:ResponseCode) ) or not($currentDataType = 'CODE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CODE_COUNTRY') and (cac:ResponseValue/cbc:ResponseCode) ) or not($currentDataType = 'CODE_COUNTRY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DATE') and (cac:ResponseValue/cbc:ResponseDate) ) or not($currentDataType = 'DATE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DESCRIPTION') and (cac:ResponseValue/cbc:Description) ) or not($currentDataType = 'DESCRIPTION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EVIDENCE_IDENTIFIER') and (cac:EvidenceSupplied/cbc:ID) ) or not($currentDataType = 'EVIDENCE_IDENTIFIER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INDICATOR') and (cac:ResponseValue/cbc:ResponseIndicator) ) or not($currentDataType = 'INDICATOR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PERCENTAGE') and (cac:ResponseValue/cbc:ResponseNumeric) ) or not($currentDataType = 'PERCENTAGE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PERIOD') and (cac:ApplicablePeriod) ) or not($currentDataType = 'PERIOD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0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QUANTITY_INTEGER') and (cac:ResponseValue/cbc:ResponseQuantity/@unitCode) and (cac:ResponseValue/cbc:ResponseQuantity/@unitCode = 'QUANTITY_INTEGER' ) ) or not($currentDataType = 'QUANTITY_INTEGER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0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QUANTITY_YEAR') and (cac:ResponseValue/cbc:ResponseQuantity/@unitCode) and (cac:ResponseValue/cbc:ResponseQuantity/@unitCode = 'QUANTITY_YEAR' ) ) or not($currentDataType = 'QUANTITY_YEAR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0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QUANTITY') and (cac:ResponseValue/cbc:ResponseQuantity/@unitCode) and (cac:ResponseValue/cbc:ResponseQuantity/@unitCode = 'QUANTITY' ) ) or not($currentDataType = 'QUANTITY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IDENTIFIER') and (cac:ResponseValue/cbc:ResponseID) ) or not($currentDataType = 'IDENTIFIER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URL') and (cac:ResponseValue/cbc:ResponseURI) ) or not($currentDataType = 'URL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9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MAXIMUM_AMOUNT') and (cac:ResponseValue/cbc:ResponseAmount) ) or not($currentDataType = 'MAXIMUM_AMOUNT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9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MINIMUM_AMOUNT') and (cac:ResponseValue/cbc:ResponseAmount) ) or not($currentDataType = 'MINIMUM_AMOUNT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9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MAXIMUM_VALUE_NUMERIC') and (cac:ResponseValue/cbc:ResponseNumeric) ) or not($currentDataType = 'MAXIMUM_VALUE_NUMERIC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9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TRANSLATION_TYPE_CODE') and (cac:ResponseValue/cbc:ResponseCode) ) or not($currentDataType = 'TRANSLATION_TYPE_CODE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9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CERTIFICATION_LEVEL_DESCRIPTION') and (cac:ResponseValue/cbc:Description) ) or not($currentDataType = 'CERTIFICATION_LEVEL_DESCRIPTION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9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COPY_QUALITY_TYPE_CODE') and (cac:ResponseValue/cbc:ResponseCode) ) or not($currentDataType = 'COPY_QUALITY_TYPE_CODE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30 / BR-RESP-4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he mandatory sub-element within /cac:TenderingCriterionResponse /cac:ResponseValue depends on /cac:TenderingCriterion /cac:TenderingCriterionPropertyGroup /cac:TenderingCriterionProperty /cac:ValueDataTypeCode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Response</text:p>
          </table:table-cell>
          <table:table-cell office:value-type="string" table:style-name="ce1">
            <text:p>&lt;xsl:key name="CriterionProperty" match="cac:TenderingCriterionProperty" use="cbc:ID"/&gt;</text:p>
            <text:p/>
            <text:p>&lt;let name="currentDataType" value="key('CriterionProperty', cbc:ValidatedCriterionPropertyID)/cbc:ValueDataTypeCode/text()"/&gt;</text:p>
            <text:p/>
            <text:p>( ($currentDataType = 'TIME') and (cac:ResponseValue/cbc:ResponseTime) ) or not($currentDataType = 'TIME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10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LEAD-1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At least one /cac:TenderingCriterionResponse /cbc:ValidatedCriterionPropertyID must match an ID’s criterion within /cac:TenderingCriterion/cbc:ID which /cac:TenderingCriterion/cbc:CriterionTypeCode is CRITERION.OTHER.EO_DATA.TOGETHER_WITH_OTHERS</text:p>
          </table:table-cell>
          <table:table-cell office:value-type="string" table:style-name="ce1">
            <text:p>cac:EconomicOperatorParty/cac:EconomnicOperatorRole/cbc:RoleCode = 'SCLE'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&lt;let name="togetherCriterion" value="cac:TenderingCriterion[ starts-with(cbc:CriterionTypeCode, 'CRITERION.OTHER.EO_DATA.TOGETHER_WITH_OTHERS') ]"/&gt;</text:p>
            <text:p>&lt;let name="togetherCriterionResponse" value="cac:TenderingCriterion[ starts-with(cbc:CriterionTypeCode, 'CRITERION.OTHER.EO_DATA.TOGETHER_WITH_OTHERS') and not(count( key('CriterionResponseType', cac:TenderingCriterionPropertyGroup[1]/cac:TenderingCriterionProperty[1]/cbc:ID) ) = 0) ]"/&gt;</text:p>
            <text:p/>
            <text:p>( count(key('EORoleTest', 'SCLE'))=1 and (count($togetherCriterionResponse) = count($togetherCriterion)) ) or not(count(key('EORoleTest', 'SCLE'))=1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5 ESPD Resp Lead BR.sch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LEAD-10-S10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If /cbc:EconomicOperatorGroupName is not implemented, a warning is thrown to inform that the ESPDResponse is going to be used as Sole contractor and not lead entity</text:p>
          </table:table-cell>
          <table:table-cell office:value-type="string" table:style-name="ce1">
            <text:p>cac:EconomicOperatorParty/cac:EconomnicOperatorRole/cbc:RoleCode = 'SCLE'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EconomicOperatorGroupNam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5 ESPD Resp Lead BR.sch</text:p>
          </table:table-cell>
          <table:table-cell table:number-columns-repeated="16374"/>
        </table:table-row>
        <table:table-row table:style-name="ro13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LEAD-10-S2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At least one /cac:TenderingCriterionResponse /cbc:ValidatedCriterionPropertyID must match an ID’s criterion within /cac:TenderingCriterion/cbc:ID which /cac:TenderingCriterion/cbc:CriterionTypeCode is CRITERION.OTHER.EO_DATA.RELIES_ON_OTHER_CAPACITIES</text:p>
          </table:table-cell>
          <table:table-cell office:value-type="string" table:style-name="ce1">
            <text:p>cac:EconomicOperatorParty/cac:EconomnicOperatorRole/cbc:RoleCode = 'SCLE'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&lt;let name="relyCriterion" value="cac:TenderingCriterion[ starts-with(cbc:CriterionTypeCode, 'CRITERION.OTHER.EO_DATA.RELIES_ON_OTHER_CAPACITIES') ]"/&gt;</text:p>
            <text:p>&lt;let name="relyCriterionResponse" value="cac:TenderingCriterion[ starts-with(cbc:CriterionTypeCode, 'CRITERION.OTHER.EO_DATA.RELIES_ON_OTHER_CAPACITIES') and not(count( key('CriterionResponseType', cac:TenderingCriterionPropertyGroup[1]/cac:TenderingCriterionProperty[1]/cbc:ID) ) = 0) ]"/&gt;</text:p>
            <text:p/>
            <text:p>( count(key('EORoleTest', 'SCLE'))=1 and (count($relyCriterionResponse) = count($relyCriterion)) ) or not(count(key('EORoleTest', 'SCLE'))=1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5 ESPD Resp Lead BR.sch</text:p>
          </table:table-cell>
          <table:table-cell table:number-columns-repeated="16374"/>
        </table:table-row>
        <table:table-row table:style-name="ro13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LEAD-10-S30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At least one /cac:TenderingCriterionResponse /cbc:ValidatedCriterionPropertyID must match an ID’s criterion within /cac:TenderingCriterion/cbc:ID which /cac:TenderingCriterion/cbc:CriterionTypeCode is CRITERION.OTHER.EO_DATA.SUBCONTRACTS_WITH_THIRD_PARTIES</text:p>
          </table:table-cell>
          <table:table-cell office:value-type="string" table:style-name="ce1">
            <text:p>cac:EconomicOperatorParty/cac:EconomnicOperatorRole/cbc:RoleCode = 'SCLE'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&lt;let name="subcontractorCriterion" value="cac:TenderingCriterion[ starts-with(cbc:CriterionTypeCode, 'CRITERION.OTHER.EO_DATA.SUBCONTRACTS_WITH_THIRD_PARTIES') ]"/&gt;</text:p>
            <text:p>&lt;let name="subcontractorResponse" value="cac:TenderingCriterion[ starts-with(cbc:CriterionTypeCode, 'CRITERION.OTHER.EO_DATA.SUBCONTRACTS_WITH_THIRD_PARTIES') and not(count( key('CriterionResponseType', cac:TenderingCriterionPropertyGroup[1]/cac:TenderingCriterionProperty[1]/cbc:ID) ) = 0) ]"/&gt;</text:p>
            <text:p><text:s text:c="3"/></text:p>
            <text:p>( count(key('EORoleTest', 'SCLE'))=1 and (count($subcontractorResponse) = count($subcontractorCriterion)) ) or not(count(key('EORoleTest', 'SCLE'))=1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5 ESPD Resp Lead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ac:TenderingCriterion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q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ac:TenderingCriterion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sp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02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/cbc:ID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c:TenderingCriterion</text:p>
          </table:table-cell>
          <table:table-cell office:value-type="string" table:style-name="ce1">
            <text:p>(cbc: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02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/cbc:ID must match the “Element UUID” column from [RD03]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c:TenderingCriteri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ext releas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03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/cbc:CriterionTypeCode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c:TenderingCriterion</text:p>
          </table:table-cell>
          <table:table-cell office:value-type="string" table:style-name="ce1">
            <text:p>(cbc:CriterionType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04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 /cbc:CriterionTypeCode must match the “Element Code” column from [RD03]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c:TenderingCriteri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ext releas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05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/cbc:Name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c:TenderingCriterion</text:p>
          </table:table-cell>
          <table:table-cell office:value-type="string" table:style-name="ce1">
            <text:p>(cbc:Nam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05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cac:TenderingCriterion/cbc:Name should match the Name column from [RD03]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c:TenderingCriteri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ext releas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06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/cbc:Description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c:TenderingCriterion</text:p>
          </table:table-cell>
          <table:table-cell office:value-type="string" table:style-name="ce1">
            <text:p>(cbc:Description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06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/cac:TenderingCriterion /cbc:Description should match the Description column from [RD03]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c:TenderingCriteri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ext releas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08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../cac:Legislation/cbc:Title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c:Legislation</text:p>
          </table:table-cell>
          <table:table-cell office:value-type="string" table:style-name="ce1">
            <text:p>(cbc:Titl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09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../cac:Legislation /cbc:Description is highly recommende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c:Legislation</text:p>
          </table:table-cell>
          <table:table-cell office:value-type="string" table:style-name="ce1">
            <text:p>(cbc:Description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10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../cac:Legislation/cbc:Article is highly recommende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Legislation</text:p>
          </table:table-cell>
          <table:table-cell office:value-type="string" table:style-name="ce1">
            <text:p>(cbc:Articl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7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1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../cbc:ID is mandato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Group | cac:SubsidiaryTenderingCriterionPropertyGroup</text:p>
          </table:table-cell>
          <table:table-cell office:value-type="string" table:style-name="ce1">
            <text:p>(cbc: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7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12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../cbc:ID must match the Element UUID column from [RD03]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Group | cac:SubsidiaryTenderingCriterionPropertyGroup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ext releas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7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13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../cbc:PropertyGroupTypeCode is mandato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Group | cac:SubsidiaryTenderingCriterionPropertyGroup</text:p>
          </table:table-cell>
          <table:table-cell office:value-type="string" table:style-name="ce1">
            <text:p>(cbc:PropertyGroupType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14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../cbc:ID is mandato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</text:p>
          </table:table-cell>
          <table:table-cell office:value-type="string" table:style-name="ce1">
            <text:p>(cbc: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15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../cbc:Description is mandato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</text:p>
          </table:table-cell>
          <table:table-cell office:value-type="string" table:style-name="ce1">
            <text:p>(cbc:Description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16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../cbc:TypeCode is mandato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</text:p>
          </table:table-cell>
          <table:table-cell office:value-type="string" table:style-name="ce1">
            <text:p>(cbc:Type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17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../cbc:ValueDataTypeCode is mandato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</text:p>
          </table:table-cell>
          <table:table-cell office:value-type="string" table:style-name="ce1">
            <text:p>(cbc:ValueDataType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17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../cbc:TypeCode is CAPTION or REQUIREMENT,</text:p>
            <text:p>Then, ../cbc:ValueDataTypeCode MUST be NON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ext releas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14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TC-18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../cbc:TypeCode is QUESTION and ../cbc:ValueDataTypeCode is different to NONE</text:p>
            <text:p>Then, the element type must be one of the following list:<text:s/></text:p>
            <text:p>o ../cbc:ValueUnitCode</text:p>
            <text:p>o ../cbc:ValueCurrencyCode</text:p>
            <text:p>o ../cbc:ExpectedID</text:p>
            <text:p>o ../cbc:ExpectedCode</text:p>
            <text:p>o ../cbc:ExpectedValueNumeric</text:p>
            <text:p>o ../cbc:MaximumValueNumeric</text:p>
            <text:p>o ../cbc:MinimumValueNumeric</text:p>
            <text:p>o ../cbc:CertificationLevelDescription</text:p>
            <text:p>o ../cac:ApplicablePeriod</text:p>
            <text:p>o ../cac:TemplateEvidenc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ac:TenderingCriterionPropert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ext release</text:p>
          </table:table-cell>
          <table:table-cell office:value-type="string" table:style-name="ce1">
            <text:p>03 ESPD Common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OTH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Elements which are codes (its type is CodeType), the attributes listID, listAgencyID and listVersionID are mandato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de elements</text:p>
          </table:table-cell>
          <table:table-cell office:value-type="string" table:style-name="ce3">
            <text:p>(@listID and @listAgencyID and @listVersionID)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03 ESPD Common Oth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OTH-02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Elements which are identifiers (its type is IdentifierType) the attribute schemeAgencyID is mandato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dentifier elements</text:p>
          </table:table-cell>
          <table:table-cell office:value-type="string" table:style-name="ce1">
            <text:p>(@schemeAgency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Other BR.sch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OTH-05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Compulsory use of the values:</text:p>
            <text:p>1. /cbc:UBLVersionID is “2.2”</text:p>
            <text:p>2. /cbc:UBLVersionID /@schemeAgencyID is “OASIS-UBL-TC”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bc:UBLVersionID</text:p>
          </table:table-cell>
          <table:table-cell office:value-type="string" table:style-name="ce1">
            <text:p>text()='2.2' and (@schemeAgencyID = 'OASIS-UBL-TC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Oth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OTH-06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ESPDRequest, /cbc:CustomizationID is “urn:www.cenbii.eu:transaction:biitrdm070:ver3.0”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bc:CustomizationID</text:p>
          </table:table-cell>
          <table:table-cell office:value-type="string" table:style-name="ce1">
            <text:p>text()='urn:www.cenbii.eu:transaction:biitrdm070:ver3.0'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q Oth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OTH-06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ESPDResponse, /cbc:CustomizationID is “urn:www.cenbii.eu:transaction:biitrdm092:ver3.0”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bc:CustomizationID</text:p>
          </table:table-cell>
          <table:table-cell office:value-type="string" table:style-name="ce1">
            <text:p>text()='urn:www.cenbii.eu:transaction:biitrdm092:ver3.0'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5 ESPD Resp Other BR.sch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OTH-07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Compulsory use of the values:</text:p>
            <text:p>1. /cbc:ProfileID is “41”</text:p>
            <text:p>2. /cbc:ProfileID/@schemeAgencyID is “CEN-BII"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bc:ProfileID</text:p>
          </table:table-cell>
          <table:table-cell office:value-type="string" table:style-name="ce1">
            <text:p>text()='41' and (@schemeAgencyID = 'CEN-BII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3 ESPD Common Other BR.sch</text:p>
          </table:table-cell>
          <table:table-cell table:number-columns-repeated="16374"/>
        </table:table-row>
        <table:table-row table:style-name="ro7">
          <table:table-cell/>
          <table:table-cell office:value-type="string" table:style-name="ce1">
            <text:p>Request / Response</text:p>
          </table:table-cell>
          <table:table-cell office:value-type="string" table:style-name="ce1">
            <text:p>BR-OTH-08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If @languageID is not specified, it defaults to EN (English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bc:LegislationTitle or cbc:Description or cbc:JurisdictionLevel or cbc:Article</text:p>
          </table:table-cell>
          <table:table-cell office:value-type="string" table:style-name="ce1">
            <text:p>(@languageID)</text:p>
          </table:table-cell>
          <table:table-cell office:value-type="string" table:style-name="ce1">
            <text:p>Next release</text:p>
          </table:table-cell>
          <table:table-cell office:value-type="string" table:style-name="ce1">
            <text:p>03 ESPD Common Other BR.sch</text:p>
          </table:table-cell>
          <table:table-cell table:number-columns-repeated="16374"/>
        </table:table-row>
        <table:table-row table:style-name="ro9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RESP-90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If /cac:TenderingCriterionResponse /cbc:ValidatedCriterionPropertyID matches one of the IDs within <text:s/>/cac:TenderingCriterionProperty /cbc:ID which /cac:TenderingCriterion /cbc:CriterionTypeCode starts with “CRITERION.SELECTION.”</text:p>
            <text:p>Then, it throws a warning message</text:p>
          </table:table-cell>
          <table:table-cell office:value-type="string" table:style-name="ce1">
            <text:p>cac:EconomicOperatorParty/cac:EconomnicOperatorRole/cbc:RoleCode = 'OENRON'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&lt;xsl:key name="CriterionResponseType" match="cac:TenderingCriterionResponse" use="cbc:ValidatedCriterionPropertyID"/&gt;</text:p>
            <text:p/>
            <text:p>&lt;let name="selectionCriterion" value="cac:TenderingCriterion[ starts-with(cbc:CriterionTypeCode, 'CRITERION.SELECTION.') and not(count( key('CriterionResponseType', cbc:ID) ) = 0) ]"/&gt;</text:p>
            <text:p/>
            <text:p>(count(key('EORoleTest', 'OENRON'))=1 and ( count($selectionCriterion) = 0 ) ) or not(count(key('EORoleTest', 'OENRON'))=1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sp Criterion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bc:UBLVersionID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UBLVersion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q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bc:CustomizationID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Customization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q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bc:ID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q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bc:UUID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UU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q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bc:QualificationApplicationTypeCode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QualificationApplicationType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q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quest</text:p>
          </table:table-cell>
          <table:table-cell office:value-type="string" table:style-name="ce1">
            <text:p>BR-OTH-06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ESPDRequest, /cbc:CustomizationID /@schemeAgencyID is “CEN-BII”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bc:CustomizationID</text:p>
          </table:table-cell>
          <table:table-cell office:value-type="string" table:style-name="ce1">
            <text:p>@schemeAgencyID='CEN-BII'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4 ESPD Req Other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bc:UBLVersionID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UBLVersion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sp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bc:CustomizationID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Customization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sp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bc:ID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sp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bc:UUID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UUID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sp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bc:QualificationApplicationTypeCode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bc:QualificationApplicationTypeCod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sp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TC-0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/cac:TenderingCriterionResponse is mandator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(cac:TenderingCriterionResponse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2 ESPD Resp Cardinality BR.sch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ponse</text:p>
          </table:table-cell>
          <table:table-cell office:value-type="string" table:style-name="ce1">
            <text:p>BR-OTH-06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f ESPDResponse, /cbc:CustomizationID /@schemeAgencyID is “CEN-BII”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bc:CustomizationID</text:p>
          </table:table-cell>
          <table:table-cell office:value-type="string" table:style-name="ce1">
            <text:p>(@schemeAgencyID = 'CEN-BII'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05 ESPD Resp Other BR.sch</text:p>
          </table:table-cell>
          <table:table-cell table:number-columns-repeated="16374"/>
        </table:table-row>
        <table:table-row table:number-rows-repeated="1048464" table:style-name="ro1">
          <table:table-cell table:number-columns-repeated="16384"/>
        </table:table-row>
      </table:table>
      <table:database-ranges>
        <table:database-range table:target-range-address="Hoja1.B3:Hoja1.J1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8-03-01T09:52:50Z</dc:date>
    <meta:user-defined meta:name="ContentTypeId">0x010100D6C5B8CC32BC1140B6F0C5F77127AF3D</meta:user-defined>
  </office:meta>
</office:document-meta>
</file>